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font-size="12pt" style:font-size-asian="12pt" style:font-size-complex="12pt"/>
    </style:style>
    <style:style style:name="P3" style:family="paragraph" style:parent-style-name="Standard">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weight-asian="normal" style:font-size-complex="12pt" style:font-weight-complex="normal"/>
    </style:style>
    <style:style style:name="T1" style:family="text">
      <style:text-properties fo:font-variant="normal" fo:text-transform="none" fo:color="#000000" style:text-line-through-style="none" style:font-name="Times New Roman1" fo:font-style="normal" style:text-underline-style="none" fo:font-weight="normal" style:text-blinking="false" fo:background-color="transparent"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lcular un movimiento desde el mínimo hasta el máximo mientras que no haya rompimiento vela a vela, en cuanto se produzca el rompimiento vela a vela esperar a que haya un retroceso de 2 o más velas y a que el el retroceso se mantenga por encima del 50% del movimiento al alza a anterior.</text:p>
      <text:p text:style-name="Standard"/>
      <text:p text:style-name="Standard">-Buscar NBRs, coger todas las velas en un rango amplio y de ellas obtener el rango del 20% menores, esa serían las que se pueden considerar como NBR </text:p>
      <text:p text:style-name="Standard"/>
      <text:p text:style-name="Standard">-Si tras una subida de dos o más velas el rojo es ignorado dos veces seguidas (siendo inmediatamente eliminado ) puedo mirar por un largo. </text:p>
      <text:p text:style-name="Standard"/>
      <text:p text:style-name="Standard">-Vela de cola, vela sólida del 80% de las vela más grandes, que 2/3 de su cuerpo es cola. </text:p>
      <text:p text:style-name="Standard"/>
      <text:p text:style-name="Standard">-Buscar una vela muy sólida, del 80% o superior, si el retroceso permanece por encima del 60% y la siguiente vela se toma el alto podría intentar el largo. </text:p>
      <text:p text:style-name="Standard"/>
      <text:p text:style-name="Standard">-Para las subidas podría poner que si el cuerpo (o la vela completa) permanecen dentro del rango de la vela anterior no la tengo en consideración ya que realmente no se ha movido ni sido relevante. </text:p>
      <text:p text:style-name="Standard"/>
      <text:p text:style-name="Standard">-VBS: </text:p>
      <text:p text:style-name="Standard"/>
      <text:p text:style-name="Standard">-A la baja: Tres velas de mínimos mayores con la mm8 y mm20 descendentes (menores que la mm8 y mm20 hace 20 velas)</text:p>
      <text:p text:style-name="Standard"/>
      <text:p text:style-name="Standard">-Tres velas sólidas de caída, con la mayor parte de la vela de color (60%) y que sea rojo.</text:p>
      <text:p text:style-name="Standard"/>
      <text:p text:style-name="Standard">-Tres velas de caída o mínimo mas bajo. </text:p>
      <text:p text:style-name="Standard"/>
      <text:p text:style-name="Standard">-VRI:</text:p>
      <text:p text:style-name="Standard">-Buscar una vela muy sólida (mayor que las últimas 20) y una vela que permanezca en el 50% superior.</text:p>
      <text:p text:style-name="Standard"/>
      <text:p text:style-name="Standard">-Busca simplemente una vela que se sostiene en el tercio superior de la anterior.</text:p>
      <text:p text:style-name="Standard"/>
      <text:p text:style-name="Standard">MA1 : MM200</text:p>
      <text:p text:style-name="Standard">MA2: MM20<text:line-break/>MA3: MM8</text:p>
      <text:p text:style-name="Standard"/>
      <text:p text:style-name="Standard">-Programar un analizador de jugadas en el que yo le pase una fecha y con ella me muestre el resultado entrando arriesgando X cantidad, tomando un tercio con 2:1, otro tercio con el rompimiento vela a vela, y cerrando la operación con el rompimiento de la mm8.</text:p>
      <text:p text:style-name="Standard"/>
      <text:p text:style-name="Standard">-Puedo programar que si el rompimiento vela a vela es por debajo de 2:1 que entonces no lo tome o que si y comparar los dos resultados a ver cual sería más rentable. </text:p>
      <text:p text:style-name="Standard"/>
      <text:p text:style-name="Standard"/>
      <text:p text:style-name="Standard">-Caída o subida de varias velas seguidas y vela de rango estrecho (1/3 de la vela anterior o el <text:s/>50% del pormedio las velas del movimiento y sobre la mm200);</text:p>
      <text:p text:style-name="Standard"/>
      <text:p text:style-name="Standard">-Para el mercado de NY, si ha habido una subida de 3 o más velas en 5 o 15 minutos y el precio está cerca del número entero puedo avisar como posible jugada del número entero.</text:p>
      <text:p text:style-name="Standard"/>
      <text:p text:style-name="Standard">-Jugada de la segunda vela que falla. </text:p>
      <text:p text:style-name="Standard"><text:soft-page-break/>-En la vela de cola poner que la apertura y el ceirre deben estar bajo el 50% o sobre el 50% dependiendo de la cola que sea. </text:p>
      <text:p text:style-name="Standard"/>
      <text:p text:style-name="Standard"/>
      <text:p text:style-name="Standard">-Tareas pendientes de programación:</text:p>
      <text:p text:style-name="Standard"/>
      <text:p text:style-name="Standard">-Posible programación de una VRI, subida de 3 velas seguidas y una vela roja por encima de las mms.</text:p>
      <text:p text:style-name="Standard"/>
      <text:p text:style-name="Standard">-Programar el gráfico de 4 horas.</text:p>
      <text:p text:style-name="Standard"/>
      <text:p text:style-name="Standard">-Tengo que programar las configuraciones del libro.</text:p>
      <text:p text:style-name="Standard"/>
      <text:p text:style-name="Standard">-Puedo hacer un programa que busque si la acción ha superando en nuevo alto de hace mucho tiempo, si es así compro al día siguiente con un stop en el bajo del día anterior.</text:p>
      <text:p text:style-name="Standard"/>
      <text:p text:style-name="Standard"/>
      <text:p text:style-name="Standard">-Programar alertas, donde yo pueda poner la acción y el precio y cuando ésta lo alcance que emita una señal y me envie un email.</text:p>
      <text:p text:style-name="Standard"/>
      <text:p text:style-name="Standard">-Progamar algo para antes de la apertura que me muestre acciones con los 4 fantásticos ajustados, puedo mirar la distancia entre la mm20 y mm200 y quizá el cierre anterior, por porcentaje entre todas las acciones y mostras las 10 menores. </text:p>
      <text:p text:style-name="Standard"/>
      <text:p text:style-name="Standard">-Progamar el buscador de los 4 fantásticos ajustados para tipo swing.</text:p>
      <text:p text:style-name="Standard"/>
      <text:p text:style-name="Standard">-Programar una NBR 2.0 con las mm20 y mm200 en marcos superiores de tiempo como 15 minutos y 1 hora y quizás hasta la mm50.</text:p>
      <text:p text:style-name="Standard"/>
      <text:p text:style-name="Standard">-Para la Reversa programar que es necesario un 1:1 de espacio desde la entrada hasta la mm8 que suele ser el primer item de soporte o resistencia. O puedo poner que esté atravesando la mm8 para ir a atacar a la mm20. </text:p>
      <text:p text:style-name="Standard"/>
      <text:p text:style-name="Standard">-Frenazo en la mm20: Retroceso de 3 velas, altos más bajos y donde al inicio del retroceso la mm8 estuvira por debajo de la mm20 y ahora por encima.</text:p>
      <text:p text:style-name="Standard"/>
      <text:p text:style-name="Standard">-En la VBS poner que la activación sea sobre la mm20 ascentente y superando la mm8 enganchada.</text:p>
      <text:p text:style-name="Standard"/>
      <text:p text:style-name="Standard">-VBS3: Retroceso de tres velas. MM20 ascendente, al alta que la última 5 y 10. MM8 un poco enganchada, la actual menor que la de hace 3 pero ésta mayor que la de hace 5 o 10 y ésta que la de 15. Vela de señal sobre la mm20 y el máximo sobre la mm8 siendo atravesada. </text:p>
      <text:p text:style-name="Standard"/>
      <text:p text:style-name="Standard">-Programar una nueva VBS en la que la vela de señal sea un vela de cola. También podría programarla con una NBR donde sea del rango inferior a las últimas 20 o algo así. </text:p>
      <text:p text:style-name="Standard"/>
      <text:p text:style-name="Standard">-Después de operar la apertura podría buscar las acciones con los 4 fantásticos más ajustados para ver si tienen un rompimiento. </text:p>
      <text:p text:style-name="Standard"/>
      <text:p text:style-name="Standard">-Hacer un programa que mire automáticamente las ganadoras de cada señal que me ha dado y me muestre solo esas para que yo pueda ver lo que tienen en común y tratar que el programa sólo me dé esas señales. <text:s/>Hacer que las mire con stop total y el alternativo y a ver cual funciona mejor. </text:p>
      <text:p text:style-name="Standard"/>
      <text:p text:style-name="Standard"><text:soft-page-break/>-Idea de operación, con la señal VBS que me da la VBS3 actual, si no se llega a activar y se toma el bajo con suficiente distancia hasta la mm20 entonces podría intentar un corto. </text:p>
      <text:p text:style-name="Standard"/>
      <text:p text:style-name="Standard">-Para determinar si una acción está en un estado de contracción puedo hacerlo comprando con las aperturas de los últimos 20 días o así. </text:p>
      <text:p text:style-name="Standard"/>
      <text:p text:style-name="Standard">-Configurar una especie de VBS o frenazo de la mm20 en la que haya un retroceso de tres velas, la vela de señal sobre la mm20 y sobre la mm8 enganchada del marco de tiempo superior estando por debajo de la mm20.Jugando así el primer bajo más alto. </text:p>
      <text:p text:style-name="Standard"/>
      <text:p text:style-name="Standard">-Posible configuranción para la VBS, retroceso de 3 velas hacia la mm200 donde la la vela de señal está en la mm200 o por encima si venía de abajo o por debajo si venía de arriba, y con las mms asdentendes bajo la mm200 para los largo y vicecersa para los cortos. </text:p>
      <text:p text:style-name="Standard"/>
      <text:p text:style-name="Standard">-Comprobar como afecta a mi % de acierto y a mi beneficio cada 20 operaciones si uso siempre un stop alternativo o un un stop al 50% de la vela de señal.</text:p>
      <text:p text:style-name="Standard"/>
      <text:p text:style-name="Standard">-Posible gestión, salirme de otro tercio o de todo con el rompimiento vela a vela después de que el precio testease la mm8.</text:p>
      <text:p text:style-name="Standard"/>
      <text:p text:style-name="Standard">-Posible gestión, poner un máximo de testeo para la mm8, por ejemplo si el precio cae 10 centavos por debajo salirme al momento. </text:p>
      <text:p text:style-name="Standard"/>
      <text:p text:style-name="Standard"/>
      <text:p text:style-name="Standard">-Posible gestión, si el rompimiento vela a vela se produce después de 10 velas o una número así podría cerrar la operación. </text:p>
      <text:p text:style-name="Standard"/>
      <text:p text:style-name="P2">-<text:span text:style-name="T1">Tengo que revisar el usar el stop alternativo, solo debería usarlo si es mayor del 50% de mi señal o tiene una mecha clara o sobre la mm8 o mm20, o con una vela de cola como señal para jugar el momentum.</text:span></text:p>
      <text:p text:style-name="P3"/>
      <text:p text:style-name="P3"/>
      <text:p text:style-name="P3">-Probar el stop con confirmación, entrar arriesgando 35$, si el precio cae por debajo de mi stop ese será mi nuevo stop y si la siguiente vela lo confirma me saldré. Si cae por debajo de -50$ me saldré por pérdida máxima sin confirmación. </text:p>
      <text:p text:style-name="P3"/>
      <text:p text:style-name="P3"/>
      <text:p text:style-name="P3"/>
      <text:p text:style-name="P3">-Poner que si la vela de entrada está sobre la mm20 o por debajo tenga un 1:1 o más hasta la mm8, en el caso de los largos, para los cortos sería al contrario.</text:p>
      <text:p text:style-name="P3"/>
      <text:p text:style-name="P3"/>
      <text:p text:style-name="Standard">-Buscar la primera VBS sea como sea después de que la mm20 haya cruzado la mm200. </text:p>
      <text:p text:style-name="Standard"/>
      <text:p text:style-name="Standard"/>
      <text:p text:style-name="Standard"/>
      <text:p text:style-name="P1"/>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8DT11H51M31S</meta:editing-duration>
    <meta:editing-cycles>34</meta:editing-cycles>
    <meta:generator>OpenOffice/4.1.5$Win32 OpenOffice.org_project/415m1$Build-9789</meta:generator>
    <dc:date>2022-01-30T13:37:32.03</dc:date>
    <dc:creator>fernando zunzunegui gonzález</dc:creator>
    <meta:document-statistic meta:table-count="0" meta:image-count="0" meta:object-count="0" meta:page-count="4" meta:paragraph-count="49" meta:word-count="1287" meta:character-count="6707"/>
    <meta:user-defined meta:name="Info 1"/>
    <meta:user-defined meta:name="Info 2"/>
    <meta:user-defined meta:name="Info 3"/>
    <meta:user-defined meta:name="Info 4"/>
  </office:meta>
</office:document-meta>
</file>